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912" officeooo:paragraph-rsid="000c7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5:40:04.812999820</meta:creation-date>
    <dc:date>2017-08-10T15:40:23.43192272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8.2$Linux_X86_64 LibreOffice_project/420m0$Build-2</meta:generator>
  </office:meta>
</office:document-meta>
</file>